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d66a7" officeooo:paragraph-rsid="000d66a7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366" officeooo:paragraph-rsid="000e7366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0d66a7"/>
    </style:style>
    <style:style style:name="P4" style:family="paragraph" style:parent-style-name="Standard">
      <style:paragraph-properties fo:text-align="start" style:justify-single-word="false"/>
      <style:text-properties officeooo:paragraph-rsid="000e7366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66a7" officeooo:paragraph-rsid="000d66a7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66a7" officeooo:paragraph-rsid="000d66a7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f3e98" officeooo:paragraph-rsid="000f3e98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none" officeooo:rsid="000d66a7" officeooo:paragraph-rsid="000d66a7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bold" officeooo:rsid="000f3e98" officeooo:paragraph-rsid="000f3e98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bold" officeooo:rsid="000f70f8" officeooo:paragraph-rsid="000f70f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0e7366" officeooo:paragraph-rsid="000e7366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0d66a7" style:font-size-asian="12.25pt" style:font-weight-asian="normal" style:font-size-complex="14pt" style:font-weight-complex="normal"/>
    </style:style>
    <style:style style:name="T3" style:family="text">
      <style:text-properties fo:font-size="14pt" style:font-size-asian="12.25pt" style:font-size-complex="14pt"/>
    </style:style>
    <style:style style:name="T4" style:family="text">
      <style:text-properties fo:font-size="14pt" officeooo:rsid="000d66a7" style:font-size-asian="12.25pt" style:font-size-complex="14pt"/>
    </style:style>
    <style:style style:name="T5" style:family="text"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style:text-underline-style="none" fo:font-weight="normal" officeooo:rsid="000e7366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font-size="14pt" fo:font-style="normal" style:text-underline-style="none" fo:font-weight="bold" officeooo:rsid="000e7366" style:font-size-asian="12.25pt" style:font-style-asian="normal" style:font-weight-asian="bold" style:font-size-complex="14pt" style:font-style-complex="normal" style:font-weight-complex="bold"/>
    </style:style>
    <style:style style:name="T8" style:family="text">
      <style:text-properties fo:font-size="14pt" fo:font-style="normal" style:font-size-asian="12.25pt" style:font-style-asian="normal" style:font-size-complex="14pt" style:font-style-complex="normal"/>
    </style:style>
    <style:style style:name="T9" style:family="text">
      <style:text-properties fo:font-size="14pt" fo:font-style="normal" officeooo:rsid="000e7366" style:font-size-asian="12.25pt" style:font-style-asian="normal" style:font-size-complex="14pt" style:font-style-complex="normal"/>
    </style:style>
    <style:style style:name="T10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italic" style:text-underline-style="none" fo:font-weight="normal" officeooo:rsid="000e7366" style:font-size-asian="12.25pt" style:font-style-asian="italic" style:font-weight-asian="normal" style:font-size-complex="14pt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torial 5</text:p>
      <text:p text:style-name="P1">LNGANG002, BTJMAL001</text:p>
      <text:p text:style-name="P1">17 October 2021</text:p>
      <text:p text:style-name="P1"/>
      <text:p text:style-name="P6"><text:span text:style-name="T4">Q</text:span><text:span text:style-name="T3">uestion 1</text:span></text:p>
      <text:p text:style-name="P3"><text:span text:style-name="T2">Microcontrollers have a fixed hardware structure, unlike FPGAs, which can be reconfigured as needed by the user. FPGAs by default have operate in a highly parallel manner as opposed to single-core microcontrollers, that must switch between processes to simulate synchronous operation.</text:span></text:p>
      <text:p text:style-name="P3"><text:span text:style-name="T2"/></text:p>
      <text:p text:style-name="P5"><text:span text:style-name="T1">FPGA Advantages</text:span></text:p>
      <text:p text:style-name="P8"><text:span text:style-name="T1"/></text:p>
      <text:p text:style-name="P8"><text:span text:style-name="T1">1. Very fast and efficient paralell computing</text:span></text:p>
      <text:p text:style-name="P8"><text:span text:style-name="T1">2. Can be reprogrammed to perform whatever function is required.</text:span></text:p>
      <text:p text:style-name="P8"><text:span text:style-name="T1"/></text:p>
      <text:p text:style-name="P5"><text:span text:style-name="T1">FPGA Disadvantages</text:span></text:p>
      <text:p text:style-name="P5"><text:span text:style-name="T1"/></text:p>
      <text:p text:style-name="P8"><text:span text:style-name="T1">1. Expensive</text:span></text:p>
      <text:p text:style-name="P8"><text:span text:style-name="T1">2. Higher power consumption</text:span></text:p>
      <text:p text:style-name="P8"><text:span text:style-name="T1"/></text:p>
      <text:p text:style-name="P8"><text:span text:style-name="T1"/></text:p>
      <text:p text:style-name="P6"><text:span text:style-name="T3">Question 2</text:span></text:p>
      <text:p text:style-name="P6"><text:span text:style-name="T3"/></text:p>
      <text:p text:style-name="P8"><text:span text:style-name="T1">Blocking assignments mean that each command is evaluated in-order, 1 after the other. Each assignment is evaluated and then updated before the next is evaluated. All <text:s/>the assignments will occur on the same clock edge.</text:span></text:p>
      <text:p text:style-name="P11"><text:span text:style-name="T1">In a non-blocking assignment, the statements afterwards are allowed to continue. Each statement’s RHS is evaluated, and then all LHSs are assigned together.</text:span></text:p>
      <text:p text:style-name="P11"><text:span text:style-name="T1"/></text:p>
      <text:p text:style-name="P2">For example, the blocking code snippet will execute as expected, with <text:span text:style-name="T12">q2</text:span> becoming the value of <text:span text:style-name="T12">q1</text:span> after <text:span text:style-name="T12">q1</text:span> has become the value of <text:span text:style-name="T12">in.</text:span></text:p>
      <text:p text:style-name="P4"><text:span text:style-name="T6">In the non-blocking snippet, q1 and q2 wil first be evaluated, then assigned. </text:span><text:span text:style-name="T11">Q2 </text:span><text:span text:style-name="T6">will take on the value of q1 that existed </text:span><text:span text:style-name="T7">before</text:span><text:span text:style-name="T6"> the </text:span><text:span text:style-name="T11">q1 = in</text:span><text:span text:style-name="T6"> statement was executed.</text:span></text:p>
      <text:p text:style-name="P4"><text:span text:style-name="T6"/></text:p>
      <text:p text:style-name="P7"><text:span text:style-name="T9">Q</text:span><text:span text:style-name="T8">uestion 3</text:span></text:p>
      <text:p text:style-name="P7"><text:span text:style-name="T5"/></text:p>
      <text:p text:style-name="P7"><text:span text:style-name="T10">By order output</text:span></text:p>
      <text:p text:style-name="P9"><text:span text:style-name="T10">“0<text:tab/>1<text:tab/>10”</text:span></text:p>
      <text:p text:style-name="P9"><text:span text:style-name="T10"/></text:p>
      <text:p text:style-name="P7"><text:span text:style-name="T10">By name output</text:span></text:p>
      <text:p text:style-name="P7"><text:span text:style-name="T10">“0<text:tab/>1<text:tab/>01”</text:span></text:p>
      <text:p text:style-name="P7"><text:span text:style-name="T10"/></text:p>
      <text:p text:style-name="P10"><text:soft-page-break/><text:span text:style-name="T10">In the By-order output, the value of A is passed into the clk value for the module, and the clk value is instead used as the value of A leading to an unexpected value of 1 + 0 = 2. When mapping by name, the correct values were used, leading to the expected outputs.</text:span></text:p>
      <text:p text:style-name="P10"><text:span text:style-name="T10"/></text:p>
      <text:p text:style-name="P10"><text:span text:style-name="T10">Both methods have advantages and disadvantages. Generally for a small number of inputs, mapping by order is preferred. For a large number, the chances of making an ordering mistake is increased, so mapping by name is preferred. </text:span></text:p>
      <text:p text:style-name="P10"><text:span text:style-name="T10">Mapping by name does however increase code clutter and can make sections of the code difficult to understand.</text:span></text:p>
      <text:p text:style-name="P7"><text:span text:style-name="T10"/></text:p>
      <text:p text:style-name="P7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7T11:45:16.301322431</meta:creation-date>
    <meta:generator>LibreOffice/6.4.7.2$Linux_X86_64 LibreOffice_project/40$Build-2</meta:generator>
    <dc:date>2021-10-17T12:13:18.243162340</dc:date>
    <meta:editing-duration>PT14M51S</meta:editing-duration>
    <meta:editing-cycles>3</meta:editing-cycles>
    <meta:document-statistic meta:table-count="0" meta:image-count="0" meta:object-count="0" meta:page-count="2" meta:paragraph-count="24" meta:word-count="316" meta:character-count="1859" meta:non-whitespace-character-count="1565"/>
  </office:meta>
</office:document-meta>
</file>